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Courier New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in" svg:y="5.6236in">
            <draw:object draw:notify-on-update-of-ranges="Sheet1.A21:Sheet1.A31 Sheet1.B20:Sheet1.B20 Sheet1.B21:Sheet1.B31 Sheet1.E21:Sheet1.E31 Sheet1.E21:Sheet1.E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4in" svg:height="3.5453in" svg:x="7.0079in" svg:y="5.689in">
            <draw:object draw:notify-on-update-of-ranges="Sheet1.G21:Sheet1.G31 Sheet1.H20:Sheet1.H20 Sheet1.H21:Sheet1.H31 Sheet1.K21:Sheet1.K31 Sheet1.K21:Sheet1.K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1358in" svg:y="9.4303in">
            <draw:object draw:notify-on-update-of-ranges="Sheet1.E2:Sheet1.E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6.2988in" svg:height="3.5429in" svg:x="0.135in" svg:y="13.1634in">
            <draw:object draw:notify-on-update-of-ranges="Sheet1.A3:Sheet1.A6 Sheet1.D2:Sheet1.D2 Sheet1.D3:Sheet1.D6 Sheet1.G2:Sheet1.G2 Sheet1.G3:Sheet1.G6 Sheet1.H2:Sheet1.H2 Sheet1.H3:Sheet1.H6 Sheet1.I2:Sheet1.I2 Sheet1.I3:Sheet1.I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6.2988in" svg:height="3.5429in" svg:x="6.9406in" svg:y="9.4406in">
            <draw:object draw:notify-on-update-of-ranges="Sheet1.D9:Sheet1.D9 Sheet1.G9:Sheet1.G9 Sheet1.H9:Sheet1.H9 Sheet1.I9:Sheet1.I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default-cell-style-name="Default"/>
        <table:table-column table:style-name="co5" table:default-cell-style-name="Default"/>
        <table:table-column table:style-name="co1" table:number-columns-repeated="1015" table:default-cell-style-name="Default"/>
        <table:table-row table:style-name="ro1">
          <table:table-cell office:value-type="string" calcext:value-type="string">
            <text:p>Ala seqs</text:p>
          </table:table-cell>
          <table:table-cell table:style-name="ce1" table:number-columns-repeated="5"/>
          <table:table-cell/>
          <table:table-cell table:style-name="ce1" table:number-columns-repeated="1017"/>
        </table:table-row>
        <table:table-row table:style-name="ro1">
          <table:table-cell office:value-type="string" calcext:value-type="string">
            <text:p>Identifier</text:p>
          </table:table-cell>
          <table:table-cell table:number-columns-repeated="2" table:style-name="ce1" office:value-type="string" calcext:value-type="string">
            <text:p>Sequenc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Percent GpA</text:p>
          </table:table-cell>
          <table:table-cell table:style-name="ce1" office:value-type="string" calcext:value-type="string">
            <text:p>Region</text:p>
          </table:table-cell>
          <table:table-cell office:value-type="string" calcext:value-type="string">
            <text:p>VDWDiff</text:p>
          </table:table-cell>
          <table:table-cell table:style-name="ce1" office:value-type="string" calcext:value-type="string">
            <text:p>HBONDDiff</text:p>
          </table:table-cell>
          <table:table-cell table:style-name="ce1" office:value-type="string" calcext:value-type="string">
            <text:p>IMM1Diff</text:p>
          </table:table-cell>
          <table:table-cell table:style-name="ce1" office:value-type="string" calcext:value-type="string">
            <text:p>Directory</text:p>
          </table:table-cell>
          <table:table-cell table:style-name="ce1" office:value-type="string" calcext:value-type="string">
            <text:p>replicateNumber</text:p>
          </table:table-cell>
          <table:table-cell table:style-name="ce1" office:value-type="string" calcext:value-type="string">
            <text:p>SasaDiff</text:p>
          </table:table-cell>
          <table:table-cell table:style-name="ce1" office:value-type="string" calcext:value-type="string">
            <text:p>AxChange</text:p>
          </table:table-cell>
          <table:table-cell table:style-name="ce1" office:value-type="string" calcext:value-type="string">
            <text:p>xChange</text:p>
          </table:table-cell>
          <table:table-cell table:style-name="ce1" office:value-type="string" calcext:value-type="string">
            <text:p>crossChange</text:p>
          </table:table-cell>
          <table:table-cell table:style-name="ce1" office:value-type="string" calcext:value-type="string">
            <text:p>zChange</text:p>
          </table:table-cell>
          <table:table-cell table:style-name="ce1" office:value-type="string" calcext:value-type="string">
            <text:p>dir</text:p>
          </table:table-cell>
          <table:table-cell table:style-name="ce1" table:number-columns-repeated="1005"/>
          <table:table-cell table:number-columns-repeated="2"/>
        </table:table-row>
        <table:table-row table:style-name="ro1">
          <table:table-cell table:style-name="Default" office:value-type="string" calcext:value-type="string">
            <text:p>GAS</text:p>
          </table:table-cell>
          <table:table-cell table:style-name="ce2" office:value-type="string" calcext:value-type="string">
            <text:p>RASLLLSYLLVLLLGFLLFTLILI</text:p>
          </table:table-cell>
          <table:table-cell table:style-name="ce2" office:value-type="string" calcext:value-type="string">
            <text:p>AAASYLLVLLLGFLLGTLAAA</text:p>
          </table:table-cell>
          <table:table-cell office:value-type="float" office:value="-46.9569" calcext:value-type="float">
            <text:p>-46.9569</text:p>
          </table:table-cell>
          <table:table-cell office:value-type="float" office:value="83.7715267043141" calcext:value-type="float">
            <text:p>83.7715267043141</text:p>
          </table:table-cell>
          <table:table-cell office:value-type="string" calcext:value-type="string">
            <text:p>GAS</text:p>
          </table:table-cell>
          <table:table-cell table:style-name="Default" office:value-type="float" office:value="-43.6746" calcext:value-type="float">
            <text:p>-43.6746</text:p>
          </table:table-cell>
          <table:table-cell office:value-type="float" office:value="-30.2568999999999" calcext:value-type="float">
            <text:p>-30.2568999999999</text:p>
          </table:table-cell>
          <table:table-cell office:value-type="float" office:value="26.975" calcext:value-type="float">
            <text:p>26.975</text:p>
          </table:table-cell>
          <table:table-cell office:value-type="string" calcext:value-type="string">
            <text:p>design_6005</text:p>
          </table:table-cell>
          <table:table-cell office:value-type="float" office:value="4" calcext:value-type="float">
            <text:p>4</text:p>
          </table:table-cell>
          <table:table-cell office:value-type="float" office:value="-853.42" calcext:value-type="float">
            <text:p>-853.42</text:p>
          </table:table-cell>
          <table:table-cell office:value-type="float" office:value="-0.364900000000005" calcext:value-type="float">
            <text:p>-0.364900000000005</text:p>
          </table:table-cell>
          <table:table-cell office:value-type="float" office:value="-0.358349999999999" calcext:value-type="float">
            <text:p>-0.358349999999999</text:p>
          </table:table-cell>
          <table:table-cell office:value-type="float" office:value="-3.67349999999999" calcext:value-type="float">
            <text:p>-3.67349999999999</text:p>
          </table:table-cell>
          <table:table-cell office:value-type="float" office:value="0.236988" calcext:value-type="float">
            <text:p>0.236988</text:p>
          </table:table-cell>
          <table:table-cell office:value-type="string" calcext:value-type="string">
            <text:p>2022-11-19_alaEntropyCompare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Left1</text:p>
          </table:table-cell>
          <table:table-cell table:style-name="ce2" office:value-type="string" calcext:value-type="string">
            <text:p>RASLLLLYFLTSLLATLTSLLILI</text:p>
          </table:table-cell>
          <table:table-cell table:style-name="ce2" office:value-type="string" calcext:value-type="string">
            <text:p>AAALYFLTSLLATLTSLLAAA</text:p>
          </table:table-cell>
          <table:table-cell office:value-type="float" office:value="-40.5426" calcext:value-type="float">
            <text:p>-40.5426</text:p>
          </table:table-cell>
          <table:table-cell office:value-type="float" office:value="96.7442151212072" calcext:value-type="float">
            <text:p>96.7442151212072</text:p>
          </table:table-cell>
          <table:table-cell office:value-type="string" calcext:value-type="string">
            <text:p>Left</text:p>
          </table:table-cell>
          <table:table-cell table:style-name="Default" office:value-type="float" office:value="-43.162805" calcext:value-type="float">
            <text:p>-43.162805</text:p>
          </table:table-cell>
          <table:table-cell office:value-type="float" office:value="-12.362" calcext:value-type="float">
            <text:p>-12.362</text:p>
          </table:table-cell>
          <table:table-cell office:value-type="float" office:value="14.9809999999999" calcext:value-type="float">
            <text:p>14.9809999999999</text:p>
          </table:table-cell>
          <table:table-cell office:value-type="string" calcext:value-type="string">
            <text:p>design_6256</text:p>
          </table:table-cell>
          <table:table-cell office:value-type="float" office:value="2" calcext:value-type="float">
            <text:p>2</text:p>
          </table:table-cell>
          <table:table-cell office:value-type="float" office:value="-721.099999999999" calcext:value-type="float">
            <text:p>-721.099999999999</text:p>
          </table:table-cell>
          <table:table-cell office:value-type="float" office:value="7.69059999999999" calcext:value-type="float">
            <text:p>7.69059999999999</text:p>
          </table:table-cell>
          <table:table-cell office:value-type="float" office:value="-0.531410000000001" calcext:value-type="float">
            <text:p>-0.531410000000001</text:p>
          </table:table-cell>
          <table:table-cell office:value-type="float" office:value="-8.39979999999999" calcext:value-type="float">
            <text:p>-8.39979999999999</text:p>
          </table:table-cell>
          <table:table-cell office:value-type="float" office:value="1.67111999999999" calcext:value-type="float">
            <text:p>1.67111999999999</text:p>
          </table:table-cell>
          <table:table-cell office:value-type="string" calcext:value-type="string">
            <text:p>2022-11-19_alaEntropyCompare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Left3</text:p>
          </table:table-cell>
          <table:table-cell table:style-name="ce2" office:value-type="string" calcext:value-type="string">
            <text:p>RASLLLLYWLTSLLAYLTSLLILI</text:p>
          </table:table-cell>
          <table:table-cell table:style-name="ce2" office:value-type="string" calcext:value-type="string">
            <text:p>AAALYWLTSLLAYLTSLLAAA</text:p>
          </table:table-cell>
          <table:table-cell office:value-type="float" office:value="-36.7663" calcext:value-type="float">
            <text:p>-36.7663</text:p>
          </table:table-cell>
          <table:table-cell office:value-type="float" office:value="94.9632974637937" calcext:value-type="float">
            <text:p>94.9632974637937</text:p>
          </table:table-cell>
          <table:table-cell office:value-type="string" calcext:value-type="string">
            <text:p>Left</text:p>
          </table:table-cell>
          <table:table-cell table:style-name="Default" office:value-type="float" office:value="-45.6344" calcext:value-type="float">
            <text:p>-45.6344</text:p>
          </table:table-cell>
          <table:table-cell office:value-type="float" office:value="-13.4689999999999" calcext:value-type="float">
            <text:p>-13.4689999999999</text:p>
          </table:table-cell>
          <table:table-cell office:value-type="float" office:value="22.336" calcext:value-type="float">
            <text:p>22.336</text:p>
          </table:table-cell>
          <table:table-cell office:value-type="string" calcext:value-type="string">
            <text:p>design_2262</text:p>
          </table:table-cell>
          <table:table-cell office:value-type="float" office:value="0" calcext:value-type="float">
            <text:p>0</text:p>
          </table:table-cell>
          <table:table-cell office:value-type="float" office:value="-806.219999999999" calcext:value-type="float">
            <text:p>-806.219999999999</text:p>
          </table:table-cell>
          <table:table-cell office:value-type="float" office:value="3.7678" calcext:value-type="float">
            <text:p>3.7678</text:p>
          </table:table-cell>
          <table:table-cell office:value-type="float" office:value="-0.281079999999999" calcext:value-type="float">
            <text:p>-0.281079999999999</text:p>
          </table:table-cell>
          <table:table-cell office:value-type="float" office:value="-0.172499999999999" calcext:value-type="float">
            <text:p>-0.172499999999999</text:p>
          </table:table-cell>
          <table:table-cell office:value-type="float" office:value="0.052426" calcext:value-type="float">
            <text:p>0.052426</text:p>
          </table:table-cell>
          <table:table-cell office:value-type="string" calcext:value-type="string">
            <text:p>2022-11-20_alaNoSeqEntropy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ight1</text:p>
          </table:table-cell>
          <table:table-cell table:style-name="ce2" office:value-type="string" calcext:value-type="string">
            <text:p>RASLLLYLLLTTLLAALLSFLILI</text:p>
          </table:table-cell>
          <table:table-cell table:style-name="ce2" office:value-type="string" calcext:value-type="string">
            <text:p>AAAYLLLTTLLAALLSFLAAA</text:p>
          </table:table-cell>
          <table:table-cell office:value-type="float" office:value="-10.9027" calcext:value-type="float">
            <text:p>-10.9027</text:p>
          </table:table-cell>
          <table:table-cell office:value-type="float" office:value="81.7609291758721" calcext:value-type="float">
            <text:p>81.7609291758721</text:p>
          </table:table-cell>
          <table:table-cell office:value-type="string" calcext:value-type="string">
            <text:p>Right</text:p>
          </table:table-cell>
          <table:table-cell table:style-name="Default" office:value-type="float" office:value="-34.5626" calcext:value-type="float">
            <text:p>-34.5626</text:p>
          </table:table-cell>
          <table:table-cell office:value-type="float" office:value="3.40949999999999" calcext:value-type="float">
            <text:p>3.40949999999999</text:p>
          </table:table-cell>
          <table:table-cell office:value-type="float" office:value="20.25" calcext:value-type="float">
            <text:p>20.25</text:p>
          </table:table-cell>
          <table:table-cell office:value-type="string" calcext:value-type="string">
            <text:p>design_6478</text:p>
          </table:table-cell>
          <table:table-cell office:value-type="float" office:value="2" calcext:value-type="float">
            <text:p>2</text:p>
          </table:table-cell>
          <table:table-cell office:value-type="float" office:value="-628.29" calcext:value-type="float">
            <text:p>-628.29</text:p>
          </table:table-cell>
          <table:table-cell office:value-type="float" office:value="1.3533" calcext:value-type="float">
            <text:p>1.3533</text:p>
          </table:table-cell>
          <table:table-cell office:value-type="float" office:value="0.01318" calcext:value-type="float">
            <text:p>0.01318</text:p>
          </table:table-cell>
          <table:table-cell office:value-type="float" office:value="2.95199999999999" calcext:value-type="float">
            <text:p>2.95199999999999</text:p>
          </table:table-cell>
          <table:table-cell office:value-type="float" office:value="0.229549999999999" calcext:value-type="float">
            <text:p>0.229549999999999</text:p>
          </table:table-cell>
          <table:table-cell office:value-type="string" calcext:value-type="string">
            <text:p>2022-11-19_alaEntropyCompare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2" table:number-columns-repeated="2"/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Default" office:value-type="string" calcext:value-type="string">
            <text:p>Leu Seqs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Identifier</text:p>
          </table:table-cell>
          <table:table-cell table:number-columns-repeated="2" table:style-name="ce1" office:value-type="string" calcext:value-type="string">
            <text:p>Sequence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Percent GpA</text:p>
          </table:table-cell>
          <table:table-cell table:style-name="ce1" office:value-type="string" calcext:value-type="string">
            <text:p>Region</text:p>
          </table:table-cell>
          <table:table-cell office:value-type="string" calcext:value-type="string">
            <text:p>VDWDiff</text:p>
          </table:table-cell>
          <table:table-cell table:style-name="ce1" office:value-type="string" calcext:value-type="string">
            <text:p>HBONDDiff</text:p>
          </table:table-cell>
          <table:table-cell table:style-name="ce1" office:value-type="string" calcext:value-type="string">
            <text:p>IMM1Diff</text:p>
          </table:table-cell>
          <table:table-cell table:style-name="ce1" office:value-type="string" calcext:value-type="string">
            <text:p>Directory</text:p>
          </table:table-cell>
          <table:table-cell table:style-name="ce1" office:value-type="string" calcext:value-type="string">
            <text:p>replicateNumber</text:p>
          </table:table-cell>
          <table:table-cell table:style-name="ce1" office:value-type="string" calcext:value-type="string">
            <text:p>SasaDiff</text:p>
          </table:table-cell>
          <table:table-cell table:style-name="ce1" office:value-type="string" calcext:value-type="string">
            <text:p>AxChange</text:p>
          </table:table-cell>
          <table:table-cell table:style-name="ce1" office:value-type="string" calcext:value-type="string">
            <text:p>xChange</text:p>
          </table:table-cell>
          <table:table-cell table:style-name="ce1" office:value-type="string" calcext:value-type="string">
            <text:p>crossChange</text:p>
          </table:table-cell>
          <table:table-cell table:style-name="ce1" office:value-type="string" calcext:value-type="string">
            <text:p>zChange</text:p>
          </table:table-cell>
          <table:table-cell table:style-name="ce1" office:value-type="string" calcext:value-type="string">
            <text:p>dir</text:p>
          </table:table-cell>
          <table:table-cell table:style-name="ce1" table:number-columns-repeated="1005"/>
          <table:table-cell table:number-columns-repeated="2"/>
        </table:table-row>
        <table:table-row table:style-name="ro1">
          <table:table-cell table:style-name="Default" office:value-type="string" calcext:value-type="string">
            <text:p>Left2</text:p>
          </table:table-cell>
          <table:table-cell table:style-name="ce2" office:value-type="string" calcext:value-type="string">
            <text:p>RASLLLLWTLLAVLYLLLSFLILI</text:p>
          </table:table-cell>
          <table:table-cell table:style-name="ce2" office:value-type="string" calcext:value-type="string">
            <text:p>LLLLWTLLAVLYLLLSFLILI</text:p>
          </table:table-cell>
          <table:table-cell office:value-type="float" office:value="-22.7219" calcext:value-type="float">
            <text:p>-22.7219</text:p>
          </table:table-cell>
          <table:table-cell office:value-type="float" office:value="67.4344803556785" calcext:value-type="float">
            <text:p>67.4344803556785</text:p>
          </table:table-cell>
          <table:table-cell office:value-type="string" calcext:value-type="string">
            <text:p>Left</text:p>
          </table:table-cell>
          <table:table-cell table:style-name="Default" office:value-type="float" office:value="-43.7885" calcext:value-type="float">
            <text:p>-43.7885</text:p>
          </table:table-cell>
          <table:table-cell office:value-type="float" office:value="0.128199999999999" calcext:value-type="float">
            <text:p>0.128199999999999</text:p>
          </table:table-cell>
          <table:table-cell office:value-type="float" office:value="20.9389999999999" calcext:value-type="float">
            <text:p>20.9389999999999</text:p>
          </table:table-cell>
          <table:table-cell office:value-type="string" calcext:value-type="string">
            <text:p>design_5261</text:p>
          </table:table-cell>
          <table:table-cell office:value-type="float" office:value="4" calcext:value-type="float">
            <text:p>4</text:p>
          </table:table-cell>
          <table:table-cell office:value-type="float" office:value="-1038.12" calcext:value-type="float">
            <text:p>-1038.12</text:p>
          </table:table-cell>
          <table:table-cell office:value-type="float" office:value="4.4603" calcext:value-type="float">
            <text:p>4.4603</text:p>
          </table:table-cell>
          <table:table-cell office:value-type="float" office:value="-0.217909999999999" calcext:value-type="float">
            <text:p>-0.217909999999999</text:p>
          </table:table-cell>
          <table:table-cell office:value-type="float" office:value="-6.33669999999999" calcext:value-type="float">
            <text:p>-6.33669999999999</text:p>
          </table:table-cell>
          <table:table-cell office:value-type="float" office:value="1.10087999999999" calcext:value-type="float">
            <text:p>1.10087999999999</text:p>
          </table:table-cell>
          <table:table-cell office:value-type="string" calcext:value-type="string">
            <text:p>2022-11-19_leuEntropyCompare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Left4</text:p>
          </table:table-cell>
          <table:table-cell table:style-name="ce2" office:value-type="string" calcext:value-type="string">
            <text:p>RASLLLLTWLTALLFTLTSLLILI</text:p>
          </table:table-cell>
          <table:table-cell table:style-name="ce2" office:value-type="string" calcext:value-type="string">
            <text:p>LLLLTWLTALLFTLTSLLILI</text:p>
          </table:table-cell>
          <table:table-cell office:value-type="float" office:value="-18.4291" calcext:value-type="float">
            <text:p>-18.4291</text:p>
          </table:table-cell>
          <table:table-cell office:value-type="float" office:value="45.796015524392" calcext:value-type="float">
            <text:p>45.796015524392</text:p>
          </table:table-cell>
          <table:table-cell office:value-type="string" calcext:value-type="string">
            <text:p>Left</text:p>
          </table:table-cell>
          <table:table-cell table:style-name="Default" office:value-type="float" office:value="-40.4782" calcext:value-type="float">
            <text:p>-40.4782</text:p>
          </table:table-cell>
          <table:table-cell office:value-type="float" office:value="0.084000000000003" calcext:value-type="float">
            <text:p>0.084000000000003</text:p>
          </table:table-cell>
          <table:table-cell office:value-type="float" office:value="21.965" calcext:value-type="float">
            <text:p>21.965</text:p>
          </table:table-cell>
          <table:table-cell office:value-type="string" calcext:value-type="string">
            <text:p>design_1222</text:p>
          </table:table-cell>
          <table:table-cell office:value-type="float" office:value="2" calcext:value-type="float">
            <text:p>2</text:p>
          </table:table-cell>
          <table:table-cell office:value-type="float" office:value="-1017.74999999999" calcext:value-type="float">
            <text:p>-1017.74999999999</text:p>
          </table:table-cell>
          <table:table-cell office:value-type="float" office:value="5.3948" calcext:value-type="float">
            <text:p>5.3948</text:p>
          </table:table-cell>
          <table:table-cell office:value-type="float" office:value="0.55938" calcext:value-type="float">
            <text:p>0.55938</text:p>
          </table:table-cell>
          <table:table-cell office:value-type="float" office:value="-4.67109999999999" calcext:value-type="float">
            <text:p>-4.67109999999999</text:p>
          </table:table-cell>
          <table:table-cell office:value-type="float" office:value="0.85175" calcext:value-type="float">
            <text:p>0.85175</text:p>
          </table:table-cell>
          <table:table-cell office:value-type="string" calcext:value-type="string">
            <text:p>2022-11-20_leuNoSeqEntropy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ight2</text:p>
          </table:table-cell>
          <table:table-cell table:style-name="ce2" office:value-type="string" calcext:value-type="string">
            <text:p>RASLLLYLLLATLLAFLLSFLILI</text:p>
          </table:table-cell>
          <table:table-cell table:style-name="ce2" office:value-type="string" calcext:value-type="string">
            <text:p>LLLYLLLATLLAFLLSFLILI</text:p>
          </table:table-cell>
          <table:table-cell office:value-type="float" office:value="-18.024" calcext:value-type="float">
            <text:p>-18.024</text:p>
          </table:table-cell>
          <table:table-cell office:value-type="float" office:value="50.520735055783" calcext:value-type="float">
            <text:p>50.520735055783</text:p>
          </table:table-cell>
          <table:table-cell office:value-type="string" calcext:value-type="string">
            <text:p>Right</text:p>
          </table:table-cell>
          <table:table-cell table:style-name="Default" office:value-type="float" office:value="-36.4431" calcext:value-type="float">
            <text:p>-36.4431</text:p>
          </table:table-cell>
          <table:table-cell office:value-type="float" office:value="0.010800000000003" calcext:value-type="float">
            <text:p>0.010800000000003</text:p>
          </table:table-cell>
          <table:table-cell office:value-type="float" office:value="18.408" calcext:value-type="float">
            <text:p>18.408</text:p>
          </table:table-cell>
          <table:table-cell office:value-type="string" calcext:value-type="string">
            <text:p>design_5454</text:p>
          </table:table-cell>
          <table:table-cell office:value-type="float" office:value="4" calcext:value-type="float">
            <text:p>4</text:p>
          </table:table-cell>
          <table:table-cell office:value-type="float" office:value="-856.819999999999" calcext:value-type="float">
            <text:p>-856.819999999999</text:p>
          </table:table-cell>
          <table:table-cell office:value-type="float" office:value="5.74739999999999" calcext:value-type="float">
            <text:p>5.74739999999999</text:p>
          </table:table-cell>
          <table:table-cell office:value-type="float" office:value="-0.2505" calcext:value-type="float">
            <text:p>-0.2505</text:p>
          </table:table-cell>
          <table:table-cell office:value-type="float" office:value="-4.65089999999999" calcext:value-type="float">
            <text:p>-4.65089999999999</text:p>
          </table:table-cell>
          <table:table-cell office:value-type="float" office:value="1.25509" calcext:value-type="float">
            <text:p>1.25509</text:p>
          </table:table-cell>
          <table:table-cell office:value-type="string" calcext:value-type="string">
            <text:p>2022-11-19_leuEntropyCompare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ight3</text:p>
          </table:table-cell>
          <table:table-cell table:style-name="ce2" office:value-type="string" calcext:value-type="string">
            <text:p>RASLLLTYLLTTLLAYLLSTLILI</text:p>
          </table:table-cell>
          <table:table-cell table:style-name="ce2" office:value-type="string" calcext:value-type="string">
            <text:p>LLLTYLLTTLLAYLLSTLILI</text:p>
          </table:table-cell>
          <table:table-cell office:value-type="float" office:value="-22.2889" calcext:value-type="float">
            <text:p>-22.2889</text:p>
          </table:table-cell>
          <table:table-cell office:value-type="float" office:value="62.6169869775902" calcext:value-type="float">
            <text:p>62.6169869775902</text:p>
          </table:table-cell>
          <table:table-cell office:value-type="string" calcext:value-type="string">
            <text:p>Right</text:p>
          </table:table-cell>
          <table:table-cell table:style-name="Default" office:value-type="float" office:value="-23.457" calcext:value-type="float">
            <text:p>-23.457</text:p>
          </table:table-cell>
          <table:table-cell office:value-type="float" office:value="-20.316" calcext:value-type="float">
            <text:p>-20.316</text:p>
          </table:table-cell>
          <table:table-cell office:value-type="float" office:value="21.4849999999999" calcext:value-type="float">
            <text:p>21.4849999999999</text:p>
          </table:table-cell>
          <table:table-cell office:value-type="string" calcext:value-type="string">
            <text:p>design_1448</text:p>
          </table:table-cell>
          <table:table-cell office:value-type="float" office:value="2" calcext:value-type="float">
            <text:p>2</text:p>
          </table:table-cell>
          <table:table-cell office:value-type="float" office:value="-801.879999999999" calcext:value-type="float">
            <text:p>-801.879999999999</text:p>
          </table:table-cell>
          <table:table-cell office:value-type="float" office:value="10.0227999999999" calcext:value-type="float">
            <text:p>10.0227999999999</text:p>
          </table:table-cell>
          <table:table-cell office:value-type="float" office:value="-0.275639999999999" calcext:value-type="float">
            <text:p>-0.275639999999999</text:p>
          </table:table-cell>
          <table:table-cell office:value-type="float" office:value="-3.50779999999999" calcext:value-type="float">
            <text:p>-3.50779999999999</text:p>
          </table:table-cell>
          <table:table-cell office:value-type="float" office:value="1.02471" calcext:value-type="float">
            <text:p>1.02471</text:p>
          </table:table-cell>
          <table:table-cell office:value-type="string" calcext:value-type="string">
            <text:p>2022-11-20_leuNoSeqEntropy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Josh Samples</text:p>
          </table:table-cell>
          <table:table-cell office:value-type="string" calcext:value-type="string">
            <text:p>Sequence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style-name="Default" office:value-type="string" calcext:value-type="string">
            <text:p>G1</text:p>
          </table:table-cell>
          <table:table-cell office:value-type="string" calcext:value-type="string">
            <text:p>LLLYFLLGWLLGTLLSWLILI</text:p>
          </table:table-cell>
          <table:table-cell/>
          <table:table-cell office:value-type="float" office:value="-21.3006" calcext:value-type="float">
            <text:p>-21.3006</text:p>
          </table:table-cell>
          <table:table-cell office:value-type="float" office:value="53.9891968110017" calcext:value-type="float">
            <text:p>53.9891968110017</text:p>
          </table:table-cell>
          <table:table-cell/>
          <table:table-cell table:style-name="Default" office:value-type="float" office:value="-44.9187" calcext:value-type="float">
            <text:p>-44.9187</text:p>
          </table:table-cell>
          <table:table-cell office:value-type="float" office:value="0.201399999999992" calcext:value-type="float">
            <text:p>0.201399999999992</text:p>
          </table:table-cell>
          <table:table-cell office:value-type="float" office:value="23.417" calcext:value-type="float">
            <text:p>23.41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G2</text:p>
          </table:table-cell>
          <table:table-cell office:value-type="string" calcext:value-type="string">
            <text:p>LLLGYLLGTLLGTLLGWLILI</text:p>
          </table:table-cell>
          <table:table-cell/>
          <table:table-cell office:value-type="float" office:value="-32.8909875" calcext:value-type="float">
            <text:p>-32.8909875</text:p>
          </table:table-cell>
          <table:table-cell office:value-type="float" office:value="141.847555498326" calcext:value-type="float">
            <text:p>141.847555498326</text:p>
          </table:table-cell>
          <table:table-cell/>
          <table:table-cell table:style-name="Default" office:value-type="float" office:value="-44.0781375" calcext:value-type="float">
            <text:p>-44.0781375</text:p>
          </table:table-cell>
          <table:table-cell office:value-type="float" office:value="-9.8330125" calcext:value-type="float">
            <text:p>-9.8330125</text:p>
          </table:table-cell>
          <table:table-cell office:value-type="float" office:value="21.02025" calcext:value-type="float">
            <text:p>21.0202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G3</text:p>
          </table:table-cell>
          <table:table-cell office:value-type="string" calcext:value-type="string">
            <text:p>LLLTYLLGTLLGYLLSTLILI</text:p>
          </table:table-cell>
          <table:table-cell/>
          <table:table-cell office:value-type="float" office:value="-30.37365" calcext:value-type="float">
            <text:p>-30.37365</text:p>
          </table:table-cell>
          <table:table-cell office:value-type="float" office:value="11.0976008544289" calcext:value-type="float">
            <text:p>11.0976008544289</text:p>
          </table:table-cell>
          <table:table-cell/>
          <table:table-cell table:style-name="Default" office:value-type="float" office:value="-46.959875" calcext:value-type="float">
            <text:p>-46.959875</text:p>
          </table:table-cell>
          <table:table-cell office:value-type="float" office:value="-9.868925" calcext:value-type="float">
            <text:p>-9.868925</text:p>
          </table:table-cell>
          <table:table-cell office:value-type="float" office:value="26.455" calcext:value-type="float">
            <text:p>26.455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amples</text:p>
          </table:table-cell>
          <table:table-cell table:style-name="ce1" office:value-type="string" calcext:value-type="string">
            <text:p>Average OD600</text:p>
          </table:table-cell>
          <table:table-cell table:style-name="ce1" office:value-type="string" calcext:value-type="string">
            <text:p>Subtract No TM</text:p>
          </table:table-cell>
          <table:table-cell table:style-name="ce1" office:value-type="string" calcext:value-type="string">
            <text:p>Percent GpA</text:p>
          </table:table-cell>
          <table:table-cell table:style-name="ce1" office:value-type="string" calcext:value-type="string">
            <text:p>Standard Deviation</text:p>
          </table:table-cell>
          <table:table-cell/>
          <table:table-cell office:value-type="string" calcext:value-type="string">
            <text:p>Samples</text:p>
          </table:table-cell>
          <table:table-cell table:style-name="ce1" office:value-type="string" calcext:value-type="string">
            <text:p>Average OD600</text:p>
          </table:table-cell>
          <table:table-cell table:style-name="ce1" office:value-type="string" calcext:value-type="string">
            <text:p>Subtract No TM</text:p>
          </table:table-cell>
          <table:table-cell table:style-name="ce1" office:value-type="string" calcext:value-type="string">
            <text:p>Percent GpA</text:p>
          </table:table-cell>
          <table:table-cell table:style-name="ce1" office:value-type="string" calcext:value-type="string">
            <text:p>Standard Devi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paP</text:p>
          </table:table-cell>
          <table:table-cell office:value-type="float" office:value="168651.506031642" calcext:value-type="float">
            <text:p>168651.506031642</text:p>
          </table:table-cell>
          <table:table-cell office:value-type="float" office:value="123320.076587806" calcext:value-type="float">
            <text:p>123320.076587806</text:p>
          </table:table-cell>
          <table:table-cell office:value-type="float" office:value="100" calcext:value-type="float">
            <text:p>100</text:p>
          </table:table-cell>
          <table:table-cell office:value-type="float" office:value="7103.48562550042" calcext:value-type="float">
            <text:p>7103.48562550042</text:p>
          </table:table-cell>
          <table:table-cell/>
          <table:table-cell office:value-type="string" calcext:value-type="string">
            <text:p>Gpa</text:p>
          </table:table-cell>
          <table:table-cell office:value-type="float" office:value="240607.664747626" calcext:value-type="float">
            <text:p>240607.664747626</text:p>
          </table:table-cell>
          <table:table-cell office:value-type="float" office:value="122690.069067594" calcext:value-type="float">
            <text:p>122690.069067594</text:p>
          </table:table-cell>
          <table:table-cell office:value-type="float" office:value="100" calcext:value-type="float">
            <text:p>100</text:p>
          </table:table-cell>
          <table:table-cell office:value-type="float" office:value="7160.44033984182" calcext:value-type="float">
            <text:p>7160.440339841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83IP</text:p>
          </table:table-cell>
          <table:table-cell office:value-type="float" office:value="84841.0487805277" calcext:value-type="float">
            <text:p>84841.0487805277</text:p>
          </table:table-cell>
          <table:table-cell office:value-type="float" office:value="39509.619336692" calcext:value-type="float">
            <text:p>39509.619336692</text:p>
          </table:table-cell>
          <table:table-cell office:value-type="float" office:value="32.0382701907913" calcext:value-type="float">
            <text:p>32.0382701907913</text:p>
          </table:table-cell>
          <table:table-cell office:value-type="float" office:value="14373.0736435788" calcext:value-type="float">
            <text:p>14373.0736435788</text:p>
          </table:table-cell>
          <table:table-cell/>
          <table:table-cell office:value-type="string" calcext:value-type="string">
            <text:p>G83I</text:p>
          </table:table-cell>
          <table:table-cell office:value-type="float" office:value="178341.232863205" calcext:value-type="float">
            <text:p>178341.232863205</text:p>
          </table:table-cell>
          <table:table-cell office:value-type="float" office:value="60423.6371831731" calcext:value-type="float">
            <text:p>60423.6371831731</text:p>
          </table:table-cell>
          <table:table-cell office:value-type="float" office:value="49.2490041307939" calcext:value-type="float">
            <text:p>49.2490041307939</text:p>
          </table:table-cell>
          <table:table-cell office:value-type="float" office:value="13543.2741584101" calcext:value-type="float">
            <text:p>13543.27415841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 TMP</text:p>
          </table:table-cell>
          <table:table-cell office:value-type="float" office:value="45331.4294438357" calcext:value-type="float">
            <text:p>45331.4294438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72.21990453049" calcext:value-type="float">
            <text:p>9672.21990453049</text:p>
          </table:table-cell>
          <table:table-cell/>
          <table:table-cell office:value-type="string" calcext:value-type="string">
            <text:p>No TM</text:p>
          </table:table-cell>
          <table:table-cell office:value-type="float" office:value="117917.595680032" calcext:value-type="float">
            <text:p>117917.59568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28.5402042048" calcext:value-type="float">
            <text:p>20728.54020420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ft 1P</text:p>
          </table:table-cell>
          <table:table-cell office:value-type="float" office:value="228188.996190216" calcext:value-type="float">
            <text:p>228188.996190216</text:p>
          </table:table-cell>
          <table:table-cell office:value-type="float" office:value="182857.56674638" calcext:value-type="float">
            <text:p>182857.56674638</text:p>
          </table:table-cell>
          <table:table-cell office:value-type="float" office:value="148.278830021795" calcext:value-type="float">
            <text:p>148.278830021795</text:p>
          </table:table-cell>
          <table:table-cell office:value-type="float" office:value="144845.701192208" calcext:value-type="float">
            <text:p>144845.701192208</text:p>
          </table:table-cell>
          <table:table-cell/>
          <table:table-cell office:value-type="string" calcext:value-type="string">
            <text:p>Left 1</text:p>
          </table:table-cell>
          <table:table-cell office:value-type="float" office:value="236613.140031143" calcext:value-type="float">
            <text:p>236613.140031143</text:p>
          </table:table-cell>
          <table:table-cell office:value-type="float" office:value="118695.544351111" calcext:value-type="float">
            <text:p>118695.544351111</text:p>
          </table:table-cell>
          <table:table-cell office:value-type="float" office:value="96.7442151212072" calcext:value-type="float">
            <text:p>96.7442151212072</text:p>
          </table:table-cell>
          <table:table-cell office:value-type="float" office:value="111427.855599085" calcext:value-type="float">
            <text:p>111427.8555990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ft 2P</text:p>
          </table:table-cell>
          <table:table-cell office:value-type="float" office:value="167339.367330431" calcext:value-type="float">
            <text:p>167339.367330431</text:p>
          </table:table-cell>
          <table:table-cell office:value-type="float" office:value="122007.937886595" calcext:value-type="float">
            <text:p>122007.937886595</text:p>
          </table:table-cell>
          <table:table-cell office:value-type="float" office:value="98.9359893883323" calcext:value-type="float">
            <text:p>98.9359893883323</text:p>
          </table:table-cell>
          <table:table-cell office:value-type="float" office:value="34288.6833286872" calcext:value-type="float">
            <text:p>34288.6833286872</text:p>
          </table:table-cell>
          <table:table-cell/>
          <table:table-cell office:value-type="string" calcext:value-type="string">
            <text:p>Left 2</text:p>
          </table:table-cell>
          <table:table-cell office:value-type="float" office:value="200653.006203787" calcext:value-type="float">
            <text:p>200653.006203787</text:p>
          </table:table-cell>
          <table:table-cell office:value-type="float" office:value="82735.4105237549" calcext:value-type="float">
            <text:p>82735.4105237549</text:p>
          </table:table-cell>
          <table:table-cell office:value-type="float" office:value="67.4344803556785" calcext:value-type="float">
            <text:p>67.4344803556785</text:p>
          </table:table-cell>
          <table:table-cell office:value-type="float" office:value="19389.4754052608" calcext:value-type="float">
            <text:p>19389.47540526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ft 3P</text:p>
          </table:table-cell>
          <table:table-cell office:value-type="float" office:value="187156.00296302" calcext:value-type="float">
            <text:p>187156.00296302</text:p>
          </table:table-cell>
          <table:table-cell office:value-type="float" office:value="141824.573519184" calcext:value-type="float">
            <text:p>141824.573519184</text:p>
          </table:table-cell>
          <table:table-cell office:value-type="float" office:value="115.005259032744" calcext:value-type="float">
            <text:p>115.005259032744</text:p>
          </table:table-cell>
          <table:table-cell office:value-type="float" office:value="10419.1375561637" calcext:value-type="float">
            <text:p>10419.1375561637</text:p>
          </table:table-cell>
          <table:table-cell/>
          <table:table-cell office:value-type="string" calcext:value-type="string">
            <text:p>Left 3</text:p>
          </table:table-cell>
          <table:table-cell office:value-type="float" office:value="234428.130927225" calcext:value-type="float">
            <text:p>234428.130927225</text:p>
          </table:table-cell>
          <table:table-cell office:value-type="float" office:value="116510.535247193" calcext:value-type="float">
            <text:p>116510.535247193</text:p>
          </table:table-cell>
          <table:table-cell office:value-type="float" office:value="94.9632974637937" calcext:value-type="float">
            <text:p>94.9632974637937</text:p>
          </table:table-cell>
          <table:table-cell office:value-type="float" office:value="12134.6402588105" calcext:value-type="float">
            <text:p>12134.64025881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ft 4P</text:p>
          </table:table-cell>
          <table:table-cell office:value-type="float" office:value="105664.552417075" calcext:value-type="float">
            <text:p>105664.552417075</text:p>
          </table:table-cell>
          <table:table-cell office:value-type="float" office:value="60333.1229732397" calcext:value-type="float">
            <text:p>60333.1229732397</text:p>
          </table:table-cell>
          <table:table-cell office:value-type="float" office:value="48.9240070575869" calcext:value-type="float">
            <text:p>48.9240070575869</text:p>
          </table:table-cell>
          <table:table-cell office:value-type="float" office:value="12150.970265231" calcext:value-type="float">
            <text:p>12150.970265231</text:p>
          </table:table-cell>
          <table:table-cell/>
          <table:table-cell office:value-type="string" calcext:value-type="string">
            <text:p>Left 4</text:p>
          </table:table-cell>
          <table:table-cell office:value-type="float" office:value="174104.758757115" calcext:value-type="float">
            <text:p>174104.758757115</text:p>
          </table:table-cell>
          <table:table-cell office:value-type="float" office:value="56187.1630770826" calcext:value-type="float">
            <text:p>56187.1630770826</text:p>
          </table:table-cell>
          <table:table-cell office:value-type="float" office:value="45.796015524392" calcext:value-type="float">
            <text:p>45.796015524392</text:p>
          </table:table-cell>
          <table:table-cell office:value-type="float" office:value="18356.2934734217" calcext:value-type="float">
            <text:p>18356.29347342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S P</text:p>
          </table:table-cell>
          <table:table-cell office:value-type="float" office:value="150121.335901438" calcext:value-type="float">
            <text:p>150121.335901438</text:p>
          </table:table-cell>
          <table:table-cell office:value-type="float" office:value="104789.906457602" calcext:value-type="float">
            <text:p>104789.906457602</text:p>
          </table:table-cell>
          <table:table-cell office:value-type="float" office:value="84.9739226223966" calcext:value-type="float">
            <text:p>84.9739226223966</text:p>
          </table:table-cell>
          <table:table-cell office:value-type="float" office:value="82159.0877227112" calcext:value-type="float">
            <text:p>82159.0877227112</text:p>
          </table:table-cell>
          <table:table-cell/>
          <table:table-cell office:value-type="string" calcext:value-type="string">
            <text:p>GAS </text:p>
          </table:table-cell>
          <table:table-cell office:value-type="float" office:value="220696.939652533" calcext:value-type="float">
            <text:p>220696.939652533</text:p>
          </table:table-cell>
          <table:table-cell office:value-type="float" office:value="102779.343972501" calcext:value-type="float">
            <text:p>102779.343972501</text:p>
          </table:table-cell>
          <table:table-cell office:value-type="float" office:value="83.7715267043141" calcext:value-type="float">
            <text:p>83.7715267043141</text:p>
          </table:table-cell>
          <table:table-cell office:value-type="float" office:value="30866.2893076572" calcext:value-type="float">
            <text:p>30866.28930765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ght 1P</text:p>
          </table:table-cell>
          <table:table-cell office:value-type="float" office:value="118294.448683441" calcext:value-type="float">
            <text:p>118294.448683441</text:p>
          </table:table-cell>
          <table:table-cell office:value-type="float" office:value="72963.0192396057" calcext:value-type="float">
            <text:p>72963.0192396057</text:p>
          </table:table-cell>
          <table:table-cell office:value-type="float" office:value="59.1655643253309" calcext:value-type="float">
            <text:p>59.1655643253309</text:p>
          </table:table-cell>
          <table:table-cell office:value-type="float" office:value="17202.8152439132" calcext:value-type="float">
            <text:p>17202.8152439132</text:p>
          </table:table-cell>
          <table:table-cell/>
          <table:table-cell office:value-type="string" calcext:value-type="string">
            <text:p>Right 1</text:p>
          </table:table-cell>
          <table:table-cell office:value-type="float" office:value="218230.136156216" calcext:value-type="float">
            <text:p>218230.136156216</text:p>
          </table:table-cell>
          <table:table-cell office:value-type="float" office:value="100312.540476184" calcext:value-type="float">
            <text:p>100312.540476184</text:p>
          </table:table-cell>
          <table:table-cell office:value-type="float" office:value="81.7609291758721" calcext:value-type="float">
            <text:p>81.7609291758721</text:p>
          </table:table-cell>
          <table:table-cell office:value-type="float" office:value="22832.8205063242" calcext:value-type="float">
            <text:p>22832.82050632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ght 2P</text:p>
          </table:table-cell>
          <table:table-cell office:value-type="float" office:value="90294.3911726293" calcext:value-type="float">
            <text:p>90294.3911726293</text:p>
          </table:table-cell>
          <table:table-cell office:value-type="float" office:value="44962.9617287936" calcext:value-type="float">
            <text:p>44962.9617287936</text:p>
          </table:table-cell>
          <table:table-cell office:value-type="float" office:value="36.4603744766403" calcext:value-type="float">
            <text:p>36.4603744766403</text:p>
          </table:table-cell>
          <table:table-cell office:value-type="float" office:value="27777.2513591678" calcext:value-type="float">
            <text:p>27777.2513591678</text:p>
          </table:table-cell>
          <table:table-cell/>
          <table:table-cell office:value-type="string" calcext:value-type="string">
            <text:p>Right 2</text:p>
          </table:table-cell>
          <table:table-cell office:value-type="float" office:value="179901.520413429" calcext:value-type="float">
            <text:p>179901.520413429</text:p>
          </table:table-cell>
          <table:table-cell office:value-type="float" office:value="61983.9247333962" calcext:value-type="float">
            <text:p>61983.9247333962</text:p>
          </table:table-cell>
          <table:table-cell office:value-type="float" office:value="50.520735055783" calcext:value-type="float">
            <text:p>50.520735055783</text:p>
          </table:table-cell>
          <table:table-cell office:value-type="float" office:value="48287.1518320249" calcext:value-type="float">
            <text:p>48287.15183202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ight 3P</text:p>
          </table:table-cell>
          <table:table-cell office:value-type="float" office:value="140603.61239272" calcext:value-type="float">
            <text:p>140603.61239272</text:p>
          </table:table-cell>
          <table:table-cell office:value-type="float" office:value="95272.1829488842" calcext:value-type="float">
            <text:p>95272.1829488842</text:p>
          </table:table-cell>
          <table:table-cell office:value-type="float" office:value="77.2560199320415" calcext:value-type="float">
            <text:p>77.2560199320415</text:p>
          </table:table-cell>
          <table:table-cell office:value-type="float" office:value="26632.1193461787" calcext:value-type="float">
            <text:p>26632.1193461787</text:p>
          </table:table-cell>
          <table:table-cell/>
          <table:table-cell office:value-type="string" calcext:value-type="string">
            <text:p>Right 3</text:p>
          </table:table-cell>
          <table:table-cell office:value-type="float" office:value="194742.420250884" calcext:value-type="float">
            <text:p>194742.420250884</text:p>
          </table:table-cell>
          <table:table-cell office:value-type="float" office:value="76824.8245708516" calcext:value-type="float">
            <text:p>76824.8245708516</text:p>
          </table:table-cell>
          <table:table-cell office:value-type="float" office:value="62.6169869775902" calcext:value-type="float">
            <text:p>62.6169869775902</text:p>
          </table:table-cell>
          <table:table-cell office:value-type="float" office:value="26417.1253852965" calcext:value-type="float">
            <text:p>26417.1253852965</text:p>
          </table:table-cell>
          <table:table-cell table:number-columns-repeated="1013"/>
        </table:table-row>
      </table:table>
      <table:named-expressions/>
      <table:database-ranges>
        <table:database-range table:name="__Anonymous_Sheet_DB__0" table:target-range-address="Sheet1.A2:Sheet1.Q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5">00/00/0000</text:date>, <text:time style:data-style-name="N2" text:time-value="12:35:49.0918501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2T11:09:22.880403933</meta:creation-date>
    <dc:date>2022-12-15T13:42:34.734219362</dc:date>
    <meta:editing-duration>PT1H27M34S</meta:editing-duration>
    <meta:editing-cycles>3</meta:editing-cycles>
    <meta:generator>LibreOffice/6.4.7.2$Linux_X86_64 LibreOffice_project/40$Build-2</meta:generator>
    <meta:document-statistic meta:table-count="1" meta:cell-count="315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Sheet1.E21:Sheet1.E31" chart:error-lower-range="Sheet1.E21:Sheet1.E31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E21:Sheet1.E31" chart:error-lower-range="Sheet1.E21:Sheet1.E31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E21:Sheet1.E31" chart:error-lower-range="Sheet1.E21:Sheet1.E31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46cm" svg:y="0.316cm" chart:style-name="ch2">
          <text:p>TOXGREEN in PBS</text:p>
        </chart:title>
        <chart:plot-area chart:style-name="ch3" table:cell-range-address="Sheet1.A20:Sheet1.B31" chart:data-source-has-labels="both" svg:x="1.331cm" svg:y="1.275cm" svg:width="14.349cm" svg:height="6.564cm">
          <chartooo:coordinate-region svg:x="2.693cm" svg:y="1.275cm" svg:width="12.987cm" svg:height="4.899cm"/>
          <chart:axis chart:dimension="x" chart:name="primary-x" chart:style-name="ch4" chartooo:axis-type="auto">
            <chartooo:date-scale/>
            <chart:title svg:x="7.892cm" svg:y="8.019cm" chart:style-name="ch5">
              <text:p>Sample</text:p>
            </chart:title>
            <chart:categories table:cell-range-address="Sheet1.A21:Sheet1.A31"/>
          </chart:axis>
          <chart:axis chart:dimension="y" chart:name="primary-y" chart:style-name="ch6">
            <chart:title svg:x="0.451cm" svg:y="5.13cm" chart:style-name="ch7">
              <text:p>OD600</text:p>
            </chart:title>
            <chart:grid chart:style-name="ch8" chart:class="major"/>
          </chart:axis>
          <chart:series chart:style-name="ch9" chart:values-cell-range-address="Sheet1.B21:Sheet1.B31" chart:label-cell-address="Sheet1.B20:Sheet1.B20" chart:class="chart:bar">
            <chart:error-indicator chart:style-name="ch10" chart:dimension="y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OD600</text:p>
                <draw:g>
                  <svg:desc>Sheet1.B20:Sheet1.B20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GpaP</text:p>
                <draw:g>
                  <svg:desc>Sheet1.A21:Sheet1.A31</svg:desc>
                </draw:g>
              </table:table-cell>
              <table:table-cell office:value-type="float" office:value="168651.506031642">
                <text:p>168651.506031642</text:p>
                <draw:g>
                  <svg:desc>Sheet1.B21:Sheet1.B31</svg:desc>
                </draw:g>
              </table:table-cell>
              <table:table-cell office:value-type="float" office:value="7103.48562550042">
                <text:p>7103.48562550042</text:p>
                <draw:g>
                  <svg:desc>Sheet1.E21:Sheet1.E31</svg:desc>
                </draw:g>
              </table:table-cell>
              <table:table-cell office:value-type="float" office:value="7103.48562550042">
                <text:p>7103.48562550042</text:p>
                <draw:g>
                  <svg:desc>Sheet1.E21:Sheet1.E31</svg:desc>
                </draw:g>
              </table:table-cell>
            </table:table-row>
            <table:table-row>
              <table:table-cell office:value-type="string">
                <text:p>G83IP</text:p>
              </table:table-cell>
              <table:table-cell office:value-type="float" office:value="84841.0487805277">
                <text:p>84841.0487805277</text:p>
              </table:table-cell>
              <table:table-cell office:value-type="float" office:value="14373.0736435788">
                <text:p>14373.0736435788</text:p>
              </table:table-cell>
              <table:table-cell office:value-type="float" office:value="14373.0736435788">
                <text:p>14373.0736435788</text:p>
              </table:table-cell>
            </table:table-row>
            <table:table-row>
              <table:table-cell office:value-type="string">
                <text:p>No TMP</text:p>
              </table:table-cell>
              <table:table-cell office:value-type="float" office:value="45331.4294438357">
                <text:p>45331.4294438357</text:p>
              </table:table-cell>
              <table:table-cell office:value-type="float" office:value="9672.21990453049">
                <text:p>9672.21990453049</text:p>
              </table:table-cell>
              <table:table-cell office:value-type="float" office:value="9672.21990453049">
                <text:p>9672.21990453049</text:p>
              </table:table-cell>
            </table:table-row>
            <table:table-row>
              <table:table-cell office:value-type="string">
                <text:p>Left 1P</text:p>
              </table:table-cell>
              <table:table-cell office:value-type="float" office:value="228188.996190216">
                <text:p>228188.996190216</text:p>
              </table:table-cell>
              <table:table-cell office:value-type="float" office:value="144845.701192208">
                <text:p>144845.701192208</text:p>
              </table:table-cell>
              <table:table-cell office:value-type="float" office:value="144845.701192208">
                <text:p>144845.701192208</text:p>
              </table:table-cell>
            </table:table-row>
            <table:table-row>
              <table:table-cell office:value-type="string">
                <text:p>Left 2P</text:p>
              </table:table-cell>
              <table:table-cell office:value-type="float" office:value="167339.367330431">
                <text:p>167339.367330431</text:p>
              </table:table-cell>
              <table:table-cell office:value-type="float" office:value="34288.6833286872">
                <text:p>34288.6833286872</text:p>
              </table:table-cell>
              <table:table-cell office:value-type="float" office:value="34288.6833286872">
                <text:p>34288.6833286872</text:p>
              </table:table-cell>
            </table:table-row>
            <table:table-row>
              <table:table-cell office:value-type="string">
                <text:p>Left 3P</text:p>
              </table:table-cell>
              <table:table-cell office:value-type="float" office:value="187156.00296302">
                <text:p>187156.00296302</text:p>
              </table:table-cell>
              <table:table-cell office:value-type="float" office:value="10419.1375561637">
                <text:p>10419.1375561637</text:p>
              </table:table-cell>
              <table:table-cell office:value-type="float" office:value="10419.1375561637">
                <text:p>10419.1375561637</text:p>
              </table:table-cell>
            </table:table-row>
            <table:table-row>
              <table:table-cell office:value-type="string">
                <text:p>Left 4P</text:p>
              </table:table-cell>
              <table:table-cell office:value-type="float" office:value="105664.552417075">
                <text:p>105664.552417075</text:p>
              </table:table-cell>
              <table:table-cell office:value-type="float" office:value="12150.970265231">
                <text:p>12150.970265231</text:p>
              </table:table-cell>
              <table:table-cell office:value-type="float" office:value="12150.970265231">
                <text:p>12150.970265231</text:p>
              </table:table-cell>
            </table:table-row>
            <table:table-row>
              <table:table-cell office:value-type="string">
                <text:p>GAS P</text:p>
              </table:table-cell>
              <table:table-cell office:value-type="float" office:value="150121.335901438">
                <text:p>150121.335901438</text:p>
              </table:table-cell>
              <table:table-cell office:value-type="float" office:value="82159.0877227112">
                <text:p>82159.0877227112</text:p>
              </table:table-cell>
              <table:table-cell office:value-type="float" office:value="82159.0877227112">
                <text:p>82159.0877227112</text:p>
              </table:table-cell>
            </table:table-row>
            <table:table-row>
              <table:table-cell office:value-type="string">
                <text:p>Right 1P</text:p>
              </table:table-cell>
              <table:table-cell office:value-type="float" office:value="118294.448683441">
                <text:p>118294.448683441</text:p>
              </table:table-cell>
              <table:table-cell office:value-type="float" office:value="17202.8152439132">
                <text:p>17202.8152439132</text:p>
              </table:table-cell>
              <table:table-cell office:value-type="float" office:value="17202.8152439132">
                <text:p>17202.8152439132</text:p>
              </table:table-cell>
            </table:table-row>
            <table:table-row>
              <table:table-cell office:value-type="string">
                <text:p>Right 2P</text:p>
              </table:table-cell>
              <table:table-cell office:value-type="float" office:value="90294.3911726293">
                <text:p>90294.3911726293</text:p>
              </table:table-cell>
              <table:table-cell office:value-type="float" office:value="27777.2513591678">
                <text:p>27777.2513591678</text:p>
              </table:table-cell>
              <table:table-cell office:value-type="float" office:value="27777.2513591678">
                <text:p>27777.2513591678</text:p>
              </table:table-cell>
            </table:table-row>
            <table:table-row>
              <table:table-cell office:value-type="string">
                <text:p>Right 3P</text:p>
              </table:table-cell>
              <table:table-cell office:value-type="float" office:value="140603.61239272">
                <text:p>140603.61239272</text:p>
              </table:table-cell>
              <table:table-cell office:value-type="float" office:value="26632.1193461787">
                <text:p>26632.1193461787</text:p>
              </table:table-cell>
              <table:table-cell office:value-type="float" office:value="26632.1193461787">
                <text:p>26632.11934617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 chart:error-upper-range="Sheet1.K21:Sheet1.K31" chart:error-lower-range="Sheet1.K21:Sheet1.K31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K21:Sheet1.K31" chart:error-lower-range="Sheet1.K21:Sheet1.K31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K21:Sheet1.K31" chart:error-lower-range="Sheet1.K21:Sheet1.K31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bar" chart:style-name="ch1">
        <chart:title svg:x="6.117cm" svg:y="0.316cm" chart:style-name="ch2">
          <text:p>TOXGREEN in LB</text:p>
        </chart:title>
        <chart:plot-area chart:style-name="ch3" table:cell-range-address="Sheet1.G20:Sheet1.H31" chart:data-source-has-labels="both" svg:x="1.33cm" svg:y="1.275cm" svg:width="14.35cm" svg:height="6.57cm">
          <chartooo:coordinate-region svg:x="2.692cm" svg:y="1.474cm" svg:width="12.988cm" svg:height="5.724cm"/>
          <chart:axis chart:dimension="x" chart:name="primary-x" chart:style-name="ch4" chartooo:axis-type="auto">
            <chartooo:date-scale/>
            <chart:title svg:x="7.892cm" svg:y="8.025cm" chart:style-name="ch5">
              <text:p>Sample</text:p>
            </chart:title>
            <chart:categories table:cell-range-address="Sheet1.G21:Sheet1.G31"/>
          </chart:axis>
          <chart:axis chart:dimension="y" chart:name="primary-y" chart:style-name="ch6">
            <chart:title svg:x="0.451cm" svg:y="5.133cm" chart:style-name="ch7">
              <text:p>OD600</text:p>
            </chart:title>
            <chart:grid chart:style-name="ch8" chart:class="major"/>
          </chart:axis>
          <chart:series chart:style-name="ch9" chart:values-cell-range-address="Sheet1.H21:Sheet1.H31" chart:label-cell-address="Sheet1.H20:Sheet1.H20" chart:class="chart:bar">
            <chart:error-indicator chart:style-name="ch10" chart:dimension="y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OD600</text:p>
                <draw:g>
                  <svg:desc>Sheet1.H20:Sheet1.H20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Gpa</text:p>
                <draw:g>
                  <svg:desc>Sheet1.G21:Sheet1.G31</svg:desc>
                </draw:g>
              </table:table-cell>
              <table:table-cell office:value-type="float" office:value="240607.664747626">
                <text:p>240607.664747626</text:p>
                <draw:g>
                  <svg:desc>Sheet1.H21:Sheet1.H31</svg:desc>
                </draw:g>
              </table:table-cell>
              <table:table-cell office:value-type="float" office:value="7160.44033984182">
                <text:p>7160.44033984182</text:p>
                <draw:g>
                  <svg:desc>Sheet1.K21:Sheet1.K31</svg:desc>
                </draw:g>
              </table:table-cell>
              <table:table-cell office:value-type="float" office:value="7160.44033984182">
                <text:p>7160.44033984182</text:p>
                <draw:g>
                  <svg:desc>Sheet1.K21:Sheet1.K31</svg:desc>
                </draw:g>
              </table:table-cell>
            </table:table-row>
            <table:table-row>
              <table:table-cell office:value-type="string">
                <text:p>G83I</text:p>
              </table:table-cell>
              <table:table-cell office:value-type="float" office:value="178341.232863205">
                <text:p>178341.232863205</text:p>
              </table:table-cell>
              <table:table-cell office:value-type="float" office:value="13543.2741584101">
                <text:p>13543.2741584101</text:p>
              </table:table-cell>
              <table:table-cell office:value-type="float" office:value="13543.2741584101">
                <text:p>13543.2741584101</text:p>
              </table:table-cell>
            </table:table-row>
            <table:table-row>
              <table:table-cell office:value-type="string">
                <text:p>No TM</text:p>
              </table:table-cell>
              <table:table-cell office:value-type="float" office:value="117917.595680032">
                <text:p>117917.595680032</text:p>
              </table:table-cell>
              <table:table-cell office:value-type="float" office:value="20728.5402042048">
                <text:p>20728.5402042048</text:p>
              </table:table-cell>
              <table:table-cell office:value-type="float" office:value="20728.5402042048">
                <text:p>20728.5402042048</text:p>
              </table:table-cell>
            </table:table-row>
            <table:table-row>
              <table:table-cell office:value-type="string">
                <text:p>Left 1</text:p>
              </table:table-cell>
              <table:table-cell office:value-type="float" office:value="236613.140031143">
                <text:p>236613.140031143</text:p>
              </table:table-cell>
              <table:table-cell office:value-type="float" office:value="111427.855599085">
                <text:p>111427.855599085</text:p>
              </table:table-cell>
              <table:table-cell office:value-type="float" office:value="111427.855599085">
                <text:p>111427.855599085</text:p>
              </table:table-cell>
            </table:table-row>
            <table:table-row>
              <table:table-cell office:value-type="string">
                <text:p>Left 2</text:p>
              </table:table-cell>
              <table:table-cell office:value-type="float" office:value="200653.006203787">
                <text:p>200653.006203787</text:p>
              </table:table-cell>
              <table:table-cell office:value-type="float" office:value="19389.4754052608">
                <text:p>19389.4754052608</text:p>
              </table:table-cell>
              <table:table-cell office:value-type="float" office:value="19389.4754052608">
                <text:p>19389.4754052608</text:p>
              </table:table-cell>
            </table:table-row>
            <table:table-row>
              <table:table-cell office:value-type="string">
                <text:p>Left 3</text:p>
              </table:table-cell>
              <table:table-cell office:value-type="float" office:value="234428.130927225">
                <text:p>234428.130927225</text:p>
              </table:table-cell>
              <table:table-cell office:value-type="float" office:value="12134.6402588105">
                <text:p>12134.6402588105</text:p>
              </table:table-cell>
              <table:table-cell office:value-type="float" office:value="12134.6402588105">
                <text:p>12134.6402588105</text:p>
              </table:table-cell>
            </table:table-row>
            <table:table-row>
              <table:table-cell office:value-type="string">
                <text:p>Left 4</text:p>
              </table:table-cell>
              <table:table-cell office:value-type="float" office:value="174104.758757115">
                <text:p>174104.758757115</text:p>
              </table:table-cell>
              <table:table-cell office:value-type="float" office:value="18356.2934734217">
                <text:p>18356.2934734217</text:p>
              </table:table-cell>
              <table:table-cell office:value-type="float" office:value="18356.2934734217">
                <text:p>18356.2934734217</text:p>
              </table:table-cell>
            </table:table-row>
            <table:table-row>
              <table:table-cell office:value-type="string">
                <text:p>GAS </text:p>
              </table:table-cell>
              <table:table-cell office:value-type="float" office:value="220696.939652533">
                <text:p>220696.939652533</text:p>
              </table:table-cell>
              <table:table-cell office:value-type="float" office:value="30866.2893076572">
                <text:p>30866.2893076572</text:p>
              </table:table-cell>
              <table:table-cell office:value-type="float" office:value="30866.2893076572">
                <text:p>30866.2893076572</text:p>
              </table:table-cell>
            </table:table-row>
            <table:table-row>
              <table:table-cell office:value-type="string">
                <text:p>Right 1</text:p>
              </table:table-cell>
              <table:table-cell office:value-type="float" office:value="218230.136156216">
                <text:p>218230.136156216</text:p>
              </table:table-cell>
              <table:table-cell office:value-type="float" office:value="22832.8205063242">
                <text:p>22832.8205063242</text:p>
              </table:table-cell>
              <table:table-cell office:value-type="float" office:value="22832.8205063242">
                <text:p>22832.8205063242</text:p>
              </table:table-cell>
            </table:table-row>
            <table:table-row>
              <table:table-cell office:value-type="string">
                <text:p>Right 2</text:p>
              </table:table-cell>
              <table:table-cell office:value-type="float" office:value="179901.520413429">
                <text:p>179901.520413429</text:p>
              </table:table-cell>
              <table:table-cell office:value-type="float" office:value="48287.1518320249">
                <text:p>48287.1518320249</text:p>
              </table:table-cell>
              <table:table-cell office:value-type="float" office:value="48287.1518320249">
                <text:p>48287.1518320249</text:p>
              </table:table-cell>
            </table:table-row>
            <table:table-row>
              <table:table-cell office:value-type="string">
                <text:p>Right 3</text:p>
              </table:table-cell>
              <table:table-cell office:value-type="float" office:value="194742.420250884">
                <text:p>194742.420250884</text:p>
              </table:table-cell>
              <table:table-cell office:value-type="float" office:value="26417.1253852965">
                <text:p>26417.1253852965</text:p>
              </table:table-cell>
              <table:table-cell office:value-type="float" office:value="26417.1253852965">
                <text:p>26417.12538529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35cm" svg:y="0.316cm" chart:style-name="ch2">
          <text:p>Leucine End Sequences</text:p>
        </chart:title>
        <chart:legend chart:legend-position="end" svg:x="13.499cm" svg:y="3.454cm" style:legend-expansion="high" chart:style-name="ch3"/>
        <chart:plot-area chart:style-name="ch4" table:cell-range-address="Sheet1.A10:Sheet1.A13 Sheet1.A16:Sheet1.A18 Sheet1.D9:Sheet1.D13 Sheet1.D16:Sheet1.D18 Sheet1.G9:Sheet1.I13 Sheet1.G16:Sheet1.I18" chart:data-source-has-labels="both" svg:x="1.331cm" svg:y="1.275cm" svg:width="11.848cm" svg:height="6.564cm">
          <chartooo:coordinate-region svg:x="2.058cm" svg:y="1.474cm" svg:width="11.121cm" svg:height="5.718cm"/>
          <chart:axis chart:dimension="x" chart:name="primary-x" chart:style-name="ch5" chartooo:axis-type="auto">
            <chartooo:date-scale/>
            <chart:title svg:x="6.642cm" svg:y="8.019cm" chart:style-name="ch6">
              <text:p>Sample</text:p>
            </chart:title>
            <chart:categories table:cell-range-address="Sheet1.A10:Sheet1.A13 Sheet1.A16:Sheet1.A18"/>
          </chart:axis>
          <chart:axis chart:dimension="y" chart:name="primary-y" chart:style-name="ch7">
            <chart:title svg:x="0.451cm" svg:y="5.593cm" chart:style-name="ch8">
              <text:p>Energy Score</text:p>
            </chart:title>
            <chart:grid chart:style-name="ch9" chart:class="major"/>
          </chart:axis>
          <chart:series chart:style-name="ch10" chart:values-cell-range-address="Sheet1.D10:Sheet1.D13 Sheet1.D16:Sheet1.D18" chart:label-cell-address="Sheet1.D9:Sheet1.D9" chart:class="chart:bar">
            <chart:data-point chart:repeated="7"/>
          </chart:series>
          <chart:series chart:style-name="ch11" chart:values-cell-range-address="Sheet1.G10:Sheet1.G13 Sheet1.G16:Sheet1.G18" chart:label-cell-address="Sheet1.G9:Sheet1.G9" chart:class="chart:bar">
            <chart:data-point chart:repeated="7"/>
          </chart:series>
          <chart:series chart:style-name="ch12" chart:values-cell-range-address="Sheet1.H10:Sheet1.H13 Sheet1.H16:Sheet1.H18" chart:label-cell-address="Sheet1.H9:Sheet1.H9" chart:class="chart:bar">
            <chart:data-point chart:repeated="7"/>
          </chart:series>
          <chart:series chart:style-name="ch13" chart:values-cell-range-address="Sheet1.I10:Sheet1.I13 Sheet1.I16:Sheet1.I18" chart:label-cell-address="Sheet1.I9:Sheet1.I9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Sheet1.D9:Sheet1.D9</svg:desc>
                </draw:g>
              </table:table-cell>
              <table:table-cell office:value-type="string">
                <text:p>VDWDiff</text:p>
                <draw:g>
                  <svg:desc>Sheet1.G9:Sheet1.G9</svg:desc>
                </draw:g>
              </table:table-cell>
              <table:table-cell office:value-type="string">
                <text:p>HBONDDiff</text:p>
                <draw:g>
                  <svg:desc>Sheet1.H9:Sheet1.H9</svg:desc>
                </draw:g>
              </table:table-cell>
              <table:table-cell office:value-type="string">
                <text:p>IMM1Diff</text:p>
                <draw:g>
                  <svg:desc>Sheet1.I9:Sheet1.I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eft2</text:p>
                <draw:g>
                  <svg:desc>Sheet1.A10:Sheet1.A13 Sheet1.A16:Sheet1.A18</svg:desc>
                </draw:g>
              </table:table-cell>
              <table:table-cell office:value-type="float" office:value="-22.7219">
                <text:p>-22.7219</text:p>
                <draw:g>
                  <svg:desc>Sheet1.D10:Sheet1.D13 Sheet1.D16:Sheet1.D18</svg:desc>
                </draw:g>
              </table:table-cell>
              <table:table-cell office:value-type="float" office:value="-43.7885">
                <text:p>-43.7885</text:p>
                <draw:g>
                  <svg:desc>Sheet1.G10:Sheet1.G13 Sheet1.G16:Sheet1.G18</svg:desc>
                </draw:g>
              </table:table-cell>
              <table:table-cell office:value-type="float" office:value="0.128199999999999">
                <text:p>0.128199999999999</text:p>
                <draw:g>
                  <svg:desc>Sheet1.H10:Sheet1.H13 Sheet1.H16:Sheet1.H18</svg:desc>
                </draw:g>
              </table:table-cell>
              <table:table-cell office:value-type="float" office:value="20.9389999999999">
                <text:p>20.9389999999999</text:p>
                <draw:g>
                  <svg:desc>Sheet1.I10:Sheet1.I13 Sheet1.I16:Sheet1.I18</svg:desc>
                </draw:g>
              </table:table-cell>
            </table:table-row>
            <table:table-row>
              <table:table-cell office:value-type="string">
                <text:p>Left4</text:p>
              </table:table-cell>
              <table:table-cell office:value-type="float" office:value="-18.4291">
                <text:p>-18.4291</text:p>
              </table:table-cell>
              <table:table-cell office:value-type="float" office:value="-40.4782">
                <text:p>-40.4782</text:p>
              </table:table-cell>
              <table:table-cell office:value-type="float" office:value="0.084000000000003">
                <text:p>0.084000000000003</text:p>
              </table:table-cell>
              <table:table-cell office:value-type="float" office:value="21.965">
                <text:p>21.965</text:p>
              </table:table-cell>
            </table:table-row>
            <table:table-row>
              <table:table-cell office:value-type="string">
                <text:p>Right2</text:p>
              </table:table-cell>
              <table:table-cell office:value-type="float" office:value="-18.024">
                <text:p>-18.024</text:p>
              </table:table-cell>
              <table:table-cell office:value-type="float" office:value="-36.4431">
                <text:p>-36.4431</text:p>
              </table:table-cell>
              <table:table-cell office:value-type="float" office:value="0.010800000000003">
                <text:p>0.010800000000003</text:p>
              </table:table-cell>
              <table:table-cell office:value-type="float" office:value="18.408">
                <text:p>18.408</text:p>
              </table:table-cell>
            </table:table-row>
            <table:table-row>
              <table:table-cell office:value-type="string">
                <text:p>Right3</text:p>
              </table:table-cell>
              <table:table-cell office:value-type="float" office:value="-22.2889">
                <text:p>-22.2889</text:p>
              </table:table-cell>
              <table:table-cell office:value-type="float" office:value="-23.457">
                <text:p>-23.457</text:p>
              </table:table-cell>
              <table:table-cell office:value-type="float" office:value="-20.316">
                <text:p>-20.316</text:p>
              </table:table-cell>
              <table:table-cell office:value-type="float" office:value="21.4849999999999">
                <text:p>21.4849999999999</text:p>
              </table:table-cell>
            </table:table-row>
            <table:table-row>
              <table:table-cell office:value-type="string">
                <text:p>G1</text:p>
              </table:table-cell>
              <table:table-cell office:value-type="float" office:value="-21.3006">
                <text:p>-21.3006</text:p>
              </table:table-cell>
              <table:table-cell office:value-type="float" office:value="-44.9187">
                <text:p>-44.9187</text:p>
              </table:table-cell>
              <table:table-cell office:value-type="float" office:value="0.201399999999992">
                <text:p>0.201399999999992</text:p>
              </table:table-cell>
              <table:table-cell office:value-type="float" office:value="23.417">
                <text:p>23.417</text:p>
              </table:table-cell>
            </table:table-row>
            <table:table-row>
              <table:table-cell office:value-type="string">
                <text:p>G2</text:p>
              </table:table-cell>
              <table:table-cell office:value-type="float" office:value="-32.8909875">
                <text:p>-32.8909875</text:p>
              </table:table-cell>
              <table:table-cell office:value-type="float" office:value="-44.0781375">
                <text:p>-44.0781375</text:p>
              </table:table-cell>
              <table:table-cell office:value-type="float" office:value="-9.8330125">
                <text:p>-9.8330125</text:p>
              </table:table-cell>
              <table:table-cell office:value-type="float" office:value="21.02025">
                <text:p>21.02025</text:p>
              </table:table-cell>
            </table:table-row>
            <table:table-row>
              <table:table-cell office:value-type="string">
                <text:p>G3</text:p>
              </table:table-cell>
              <table:table-cell office:value-type="float" office:value="-30.37365">
                <text:p>-30.37365</text:p>
              </table:table-cell>
              <table:table-cell office:value-type="float" office:value="-46.959875">
                <text:p>-46.959875</text:p>
              </table:table-cell>
              <table:table-cell office:value-type="float" office:value="-9.868925">
                <text:p>-9.868925</text:p>
              </table:table-cell>
              <table:table-cell office:value-type="float" office:value="26.455">
                <text:p>26.4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56cm" svg:y="0.316cm" chart:style-name="ch2">
          <text:p>Percent GpA per Sample</text:p>
        </chart:title>
        <chart:plot-area chart:style-name="ch3" table:cell-range-address="Sheet1.A3:Sheet1.A6 Sheet1.A10:Sheet1.A13 Sheet1.A16:Sheet1.A18 Sheet1.E2:Sheet1.E6 Sheet1.E10:Sheet1.E13 Sheet1.E16:Sheet1.E18" chart:data-source-has-labels="both" svg:x="1.331cm" svg:y="1.275cm" svg:width="14.349cm" svg:height="6.564cm">
          <chartooo:coordinate-region svg:x="2.138cm" svg:y="1.474cm" svg:width="13.542cm" svg:height="5.718cm"/>
          <chart:axis chart:dimension="x" chart:name="primary-x" chart:style-name="ch4" chartooo:axis-type="auto">
            <chartooo:date-scale/>
            <chart:title svg:x="7.892cm" svg:y="8.019cm" chart:style-name="ch5">
              <text:p>Sample</text:p>
            </chart:title>
            <chart:categories table:cell-range-address="Sheet1.A3:Sheet1.A6 Sheet1.A10:Sheet1.A13 Sheet1.A16:Sheet1.A18"/>
          </chart:axis>
          <chart:axis chart:dimension="y" chart:name="primary-y" chart:style-name="ch6">
            <chart:title svg:x="0.451cm" svg:y="5.527cm" chart:style-name="ch7">
              <text:p>Percent GpA</text:p>
            </chart:title>
            <chart:grid chart:style-name="ch8" chart:class="major"/>
          </chart:axis>
          <chart:series chart:style-name="ch9" chart:values-cell-range-address="Sheet1.E3:Sheet1.E6 Sheet1.E10:Sheet1.E13 Sheet1.E16:Sheet1.E18" chart:label-cell-address="Sheet1.E2:Sheet1.E2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 GpA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AS</text:p>
                <draw:g>
                  <svg:desc>Sheet1.A3:Sheet1.A6 Sheet1.A10:Sheet1.A13 Sheet1.A16:Sheet1.A18</svg:desc>
                </draw:g>
              </table:table-cell>
              <table:table-cell office:value-type="float" office:value="83.7715267043141">
                <text:p>83.7715267043141</text:p>
                <draw:g>
                  <svg:desc>Sheet1.E3:Sheet1.E6 Sheet1.E10:Sheet1.E13 Sheet1.E16:Sheet1.E18</svg:desc>
                </draw:g>
              </table:table-cell>
            </table:table-row>
            <table:table-row>
              <table:table-cell office:value-type="string">
                <text:p>Left1</text:p>
              </table:table-cell>
              <table:table-cell office:value-type="float" office:value="96.7442151212072">
                <text:p>96.7442151212072</text:p>
              </table:table-cell>
            </table:table-row>
            <table:table-row>
              <table:table-cell office:value-type="string">
                <text:p>Left3</text:p>
              </table:table-cell>
              <table:table-cell office:value-type="float" office:value="94.9632974637937">
                <text:p>94.9632974637937</text:p>
              </table:table-cell>
            </table:table-row>
            <table:table-row>
              <table:table-cell office:value-type="string">
                <text:p>Right1</text:p>
              </table:table-cell>
              <table:table-cell office:value-type="float" office:value="81.7609291758721">
                <text:p>81.7609291758721</text:p>
              </table:table-cell>
            </table:table-row>
            <table:table-row>
              <table:table-cell office:value-type="string">
                <text:p>Left2</text:p>
              </table:table-cell>
              <table:table-cell office:value-type="float" office:value="67.4344803556785">
                <text:p>67.4344803556785</text:p>
              </table:table-cell>
            </table:table-row>
            <table:table-row>
              <table:table-cell office:value-type="string">
                <text:p>Left4</text:p>
              </table:table-cell>
              <table:table-cell office:value-type="float" office:value="45.796015524392">
                <text:p>45.796015524392</text:p>
              </table:table-cell>
            </table:table-row>
            <table:table-row>
              <table:table-cell office:value-type="string">
                <text:p>Right2</text:p>
              </table:table-cell>
              <table:table-cell office:value-type="float" office:value="50.520735055783">
                <text:p>50.520735055783</text:p>
              </table:table-cell>
            </table:table-row>
            <table:table-row>
              <table:table-cell office:value-type="string">
                <text:p>Right3</text:p>
              </table:table-cell>
              <table:table-cell office:value-type="float" office:value="62.6169869775902">
                <text:p>62.6169869775902</text:p>
              </table:table-cell>
            </table:table-row>
            <table:table-row>
              <table:table-cell office:value-type="string">
                <text:p>G1</text:p>
              </table:table-cell>
              <table:table-cell office:value-type="float" office:value="53.9891968110017">
                <text:p>53.9891968110017</text:p>
              </table:table-cell>
            </table:table-row>
            <table:table-row>
              <table:table-cell office:value-type="string">
                <text:p>G2</text:p>
              </table:table-cell>
              <table:table-cell office:value-type="float" office:value="141.847555498326">
                <text:p>141.847555498326</text:p>
              </table:table-cell>
            </table:table-row>
            <table:table-row>
              <table:table-cell office:value-type="string">
                <text:p>G3</text:p>
              </table:table-cell>
              <table:table-cell office:value-type="float" office:value="11.0976008544289">
                <text:p>11.09760085442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205cm" svg:y="0.316cm" chart:style-name="ch2">
          <text:p>Alanine Sequence Energies</text:p>
        </chart:title>
        <chart:legend chart:legend-position="end" svg:x="13.499cm" svg:y="3.454cm" style:legend-expansion="high" chart:style-name="ch3"/>
        <chart:plot-area chart:style-name="ch4" table:cell-range-address="Sheet1.A3:Sheet1.A6 Sheet1.D2:Sheet1.D6 Sheet1.G2:Sheet1.I6" chart:data-source-has-labels="both" svg:x="1.331cm" svg:y="1.275cm" svg:width="11.848cm" svg:height="6.564cm">
          <chartooo:coordinate-region svg:x="2.058cm" svg:y="1.474cm" svg:width="11.121cm" svg:height="5.718cm"/>
          <chart:axis chart:dimension="x" chart:name="primary-x" chart:style-name="ch5" chartooo:axis-type="auto">
            <chartooo:date-scale/>
            <chart:title svg:x="6.642cm" svg:y="8.019cm" chart:style-name="ch6">
              <text:p>Sample</text:p>
            </chart:title>
            <chart:categories table:cell-range-address="Sheet1.A3:Sheet1.A6"/>
          </chart:axis>
          <chart:axis chart:dimension="y" chart:name="primary-y" chart:style-name="ch7">
            <chart:title svg:x="0.451cm" svg:y="5.593cm" chart:style-name="ch8">
              <text:p>Energy Score</text:p>
            </chart:title>
            <chart:grid chart:style-name="ch9" chart:class="major"/>
          </chart:axis>
          <chart:series chart:style-name="ch10" chart:values-cell-range-address="Sheet1.D3:Sheet1.D6" chart:label-cell-address="Sheet1.D2:Sheet1.D2" chart:class="chart:bar">
            <chart:data-point chart:repeated="4"/>
          </chart:series>
          <chart:series chart:style-name="ch11" chart:values-cell-range-address="Sheet1.G3:Sheet1.G6" chart:label-cell-address="Sheet1.G2:Sheet1.G2" chart:class="chart:bar">
            <chart:data-point chart:repeated="4"/>
          </chart:series>
          <chart:series chart:style-name="ch12" chart:values-cell-range-address="Sheet1.H3:Sheet1.H6" chart:label-cell-address="Sheet1.H2:Sheet1.H2" chart:class="chart:bar">
            <chart:data-point chart:repeated="4"/>
          </chart:series>
          <chart:series chart:style-name="ch13" chart:values-cell-range-address="Sheet1.I3:Sheet1.I6" chart:label-cell-address="Sheet1.I2:Sheet1.I2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Sheet1.D2:Sheet1.D2</svg:desc>
                </draw:g>
              </table:table-cell>
              <table:table-cell office:value-type="string">
                <text:p>VDWDiff</text:p>
                <draw:g>
                  <svg:desc>Sheet1.G2:Sheet1.G2</svg:desc>
                </draw:g>
              </table:table-cell>
              <table:table-cell office:value-type="string">
                <text:p>HBONDDiff</text:p>
                <draw:g>
                  <svg:desc>Sheet1.H2:Sheet1.H2</svg:desc>
                </draw:g>
              </table:table-cell>
              <table:table-cell office:value-type="string">
                <text:p>IMM1Diff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AS</text:p>
                <draw:g>
                  <svg:desc>Sheet1.A3:Sheet1.A6</svg:desc>
                </draw:g>
              </table:table-cell>
              <table:table-cell office:value-type="float" office:value="-46.9569">
                <text:p>-46.9569</text:p>
                <draw:g>
                  <svg:desc>Sheet1.D3:Sheet1.D6</svg:desc>
                </draw:g>
              </table:table-cell>
              <table:table-cell office:value-type="float" office:value="-43.6746">
                <text:p>-43.6746</text:p>
                <draw:g>
                  <svg:desc>Sheet1.G3:Sheet1.G6</svg:desc>
                </draw:g>
              </table:table-cell>
              <table:table-cell office:value-type="float" office:value="-30.2568999999999">
                <text:p>-30.2568999999999</text:p>
                <draw:g>
                  <svg:desc>Sheet1.H3:Sheet1.H6</svg:desc>
                </draw:g>
              </table:table-cell>
              <table:table-cell office:value-type="float" office:value="26.975">
                <text:p>26.975</text:p>
                <draw:g>
                  <svg:desc>Sheet1.I3:Sheet1.I6</svg:desc>
                </draw:g>
              </table:table-cell>
            </table:table-row>
            <table:table-row>
              <table:table-cell office:value-type="string">
                <text:p>Left1</text:p>
              </table:table-cell>
              <table:table-cell office:value-type="float" office:value="-40.5426">
                <text:p>-40.5426</text:p>
              </table:table-cell>
              <table:table-cell office:value-type="float" office:value="-43.162805">
                <text:p>-43.162805</text:p>
              </table:table-cell>
              <table:table-cell office:value-type="float" office:value="-12.362">
                <text:p>-12.362</text:p>
              </table:table-cell>
              <table:table-cell office:value-type="float" office:value="14.9809999999999">
                <text:p>14.9809999999999</text:p>
              </table:table-cell>
            </table:table-row>
            <table:table-row>
              <table:table-cell office:value-type="string">
                <text:p>Left3</text:p>
              </table:table-cell>
              <table:table-cell office:value-type="float" office:value="-36.7663">
                <text:p>-36.7663</text:p>
              </table:table-cell>
              <table:table-cell office:value-type="float" office:value="-45.6344">
                <text:p>-45.6344</text:p>
              </table:table-cell>
              <table:table-cell office:value-type="float" office:value="-13.4689999999999">
                <text:p>-13.4689999999999</text:p>
              </table:table-cell>
              <table:table-cell office:value-type="float" office:value="22.336">
                <text:p>22.336</text:p>
              </table:table-cell>
            </table:table-row>
            <table:table-row>
              <table:table-cell office:value-type="string">
                <text:p>Right1</text:p>
              </table:table-cell>
              <table:table-cell office:value-type="float" office:value="-10.9027">
                <text:p>-10.9027</text:p>
              </table:table-cell>
              <table:table-cell office:value-type="float" office:value="-34.5626">
                <text:p>-34.5626</text:p>
              </table:table-cell>
              <table:table-cell office:value-type="float" office:value="3.40949999999999">
                <text:p>3.40949999999999</text:p>
              </table:table-cell>
              <table:table-cell office:value-type="float" office:value="20.25">
                <text:p>20.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